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epeatability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.00999" calcext:value-type="float">
            <text:p>0.00999</text:p>
          </table:table-cell>
          <table:table-cell table:style-name="ce1" office:value-type="float" office:value="0.00999" calcext:value-type="float">
            <text:p>0.00999</text:p>
          </table:table-cell>
          <table:table-cell office:value-type="float" office:value="0.00999" calcext:value-type="float">
            <text:p>0.00999</text:p>
          </table:table-cell>
          <table:table-cell table:style-name="ce2" office:value-type="float" office:value="0.01" calcext:value-type="float">
            <text:p>0.01000</text:p>
          </table:table-cell>
          <table:table-cell office:value-type="float" office:value="0.01001" calcext:value-type="float">
            <text:p>0.01001</text:p>
          </table:table-cell>
          <table:table-cell table:style-name="ce2" office:value-type="float" office:value="0.01" calcext:value-type="float">
            <text:p>0.01000</text:p>
          </table:table-cell>
          <table:table-cell table:number-columns-repeated="2" office:value-type="float" office:value="0.01001" calcext:value-type="float">
            <text:p>0.01001</text:p>
          </table:table-cell>
          <table:table-cell table:style-name="ce2" office:value-type="float" office:value="0.01" calcext:value-type="float">
            <text:p>0.01000</text:p>
          </table:table-cell>
          <table:table-cell office:value-type="float" office:value="0.01001" calcext:value-type="float">
            <text:p>0.01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.99997" calcext:value-type="float">
            <text:p>99.99997</text:p>
          </table:table-cell>
          <table:table-cell table:style-name="ce1" office:value-type="float" office:value="100.00001" calcext:value-type="float">
            <text:p>100.00001</text:p>
          </table:table-cell>
          <table:table-cell office:value-type="float" office:value="99.99998" calcext:value-type="float">
            <text:p>99.99998</text:p>
          </table:table-cell>
          <table:table-cell table:style-name="ce1" office:value-type="float" office:value="99.99998" calcext:value-type="float">
            <text:p>99.99998</text:p>
          </table:table-cell>
          <table:table-cell office:value-type="float" office:value="99.99997" calcext:value-type="float">
            <text:p>99.99997</text:p>
          </table:table-cell>
          <table:table-cell table:style-name="ce1" office:value-type="float" office:value="99.99998" calcext:value-type="float">
            <text:p>99.99998</text:p>
          </table:table-cell>
          <table:table-cell office:value-type="float" office:value="99.99997" calcext:value-type="float">
            <text:p>99.99997</text:p>
          </table:table-cell>
          <table:table-cell office:value-type="float" office:value="99.99996" calcext:value-type="float">
            <text:p>99.99996</text:p>
          </table:table-cell>
          <table:table-cell table:style-name="ce1" office:value-type="float" office:value="99.99999" calcext:value-type="float">
            <text:p>99.99999</text:p>
          </table:table-cell>
          <table:table-cell office:value-type="float" office:value="99.99996" calcext:value-type="float">
            <text:p>99.99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.99995" calcext:value-type="float">
            <text:p>199.99995</text:p>
          </table:table-cell>
          <table:table-cell table:style-name="ce2" office:value-type="float" office:value="200" calcext:value-type="float">
            <text:p>200.00000</text:p>
          </table:table-cell>
          <table:table-cell office:value-type="float" office:value="199.99998" calcext:value-type="float">
            <text:p>199.99998</text:p>
          </table:table-cell>
          <table:table-cell table:style-name="ce1" office:value-type="float" office:value="199.99999" calcext:value-type="float">
            <text:p>199.99999</text:p>
          </table:table-cell>
          <table:table-cell office:value-type="float" office:value="199.99996" calcext:value-type="float">
            <text:p>199.99996</text:p>
          </table:table-cell>
          <table:table-cell table:style-name="ce1" office:value-type="float" office:value="199.99996" calcext:value-type="float">
            <text:p>199.99996</text:p>
          </table:table-cell>
          <table:table-cell office:value-type="float" office:value="199.99996" calcext:value-type="float">
            <text:p>199.99996</text:p>
          </table:table-cell>
          <table:table-cell office:value-type="float" office:value="199.99997" calcext:value-type="float">
            <text:p>199.99997</text:p>
          </table:table-cell>
          <table:table-cell table:style-name="ce1" office:value-type="float" office:value="199.99995" calcext:value-type="float">
            <text:p>199.99995</text:p>
          </table:table-cell>
          <table:table-cell office:value-type="float" office:value="199.99996" calcext:value-type="float">
            <text:p>199.9999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dication error 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0.1" calcext:value-type="float">
            <text:p>0.10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0.2" calcext:value-type="float">
            <text:p>0.20</text:p>
          </table:table-cell>
          <table:table-cell table:style-name="ce1" office:value-type="float" office:value="0.31" calcext:value-type="float">
            <text:p>0.31</text:p>
          </table:table-cell>
          <table:table-cell table:style-name="ce4" office:value-type="float" office:value="0.4" calcext:value-type="float">
            <text:p>0.4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47" calcext:value-type="float">
            <text:p>0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8:03:42.051579275</meta:creation-date>
    <dc:date>2022-05-22T18:06:30.810843488</dc:date>
    <meta:editing-duration>PT2M49S</meta:editing-duration>
    <meta:editing-cycles>1</meta:editing-cycles>
    <meta:document-statistic meta:table-count="1" meta:cell-count="68" meta:object-count="0"/>
    <meta:generator>LibreOffice/6.4.7.2$Linux_X86_64 LibreOffice_project/40$Build-2</meta:generator>
  </office:meta>
</office:document-meta>
</file>